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2.903cm" fo:min-width="2.9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903cm" fo:min-width="2.9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stroke="solid" svg:stroke-width="0.053cm" svg:stroke-color="#9999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4.19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3.493cm" svg:x="6.557cm" svg:y="8.302cm">
          <text:p text:style-name="P1"><text:span text:style-name="T1">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1cm" svg:height="3.493cm" svg:x="10.658cm" svg:y="8.302cm">
          <text:p text:style-name="P1"><text:span text:style-name="T1">CQ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3.493cm" svg:x="10.659cm" svg:y="12.002cm">
          <text:p text:style-name="P1"><text:span text:style-name="T1">QQ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3.493cm" svg:x="6.558cm" svg:y="12.002cm">
          <text:p text:style-name="P1"><text:span text:style-name="T1">Q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576cm" svg:height="0.962cm" svg:x="7.132cm" svg:y="7.032cm">
          <draw:text-box>
            <text:p>Clásico</text:p>
          </draw:text-box>
        </draw:frame>
        <draw:frame draw:style-name="gr3" draw:text-style-name="P4" draw:layer="layout" svg:width="3.11cm" svg:height="0.962cm" svg:x="11.06cm" svg:y="7.023cm">
          <draw:text-box>
            <text:p>Quantum</text:p>
          </draw:text-box>
        </draw:frame>
        <draw:frame draw:style-name="gr3" draw:text-style-name="P4" draw:layer="layout" svg:width="2.576cm" svg:height="0.962cm" draw:transform="rotate (1.5707963267949) translate (5.175cm 11.328cm)">
          <draw:text-box>
            <text:p>Clásico</text:p>
          </draw:text-box>
        </draw:frame>
        <draw:frame draw:style-name="gr3" draw:text-style-name="P4" draw:layer="layout" svg:width="3.11cm" svg:height="0.962cm" draw:transform="rotate (1.5707963267949) translate (5.166cm 15.184cm)">
          <draw:text-box>
            <text:p>Quantum</text:p>
          </draw:text-box>
        </draw:frame>
        <draw:frame draw:style-name="gr3" draw:text-style-name="P4" draw:layer="layout" svg:width="5.37cm" svg:height="0.962cm" svg:x="7.877cm" svg:y="5.762cm">
          <draw:text-box>
            <text:p>Tipo de algoritmo</text:p>
          </draw:text-box>
        </draw:frame>
        <draw:frame draw:style-name="gr3" draw:text-style-name="P4" draw:layer="layout" svg:width="3.999cm" svg:height="0.962cm" draw:transform="rotate (1.5707963267949) translate (3.692cm 13.828cm)">
          <draw:text-box>
            <text:p>Tipo de dato</text:p>
          </draw:text-box>
        </draw:frame>
        <draw:line draw:style-name="gr4" draw:text-style-name="P5" draw:layer="layout" svg:x1="6.842cm" svg:y1="6.815cm" svg:x2="14.335cm" svg:y2="6.815cm">
          <text:p/>
        </draw:line>
        <draw:line draw:style-name="gr4" draw:text-style-name="P5" draw:layer="layout" svg:x1="4.988cm" svg:y1="14.843cm" svg:x2="4.988cm" svg:y2="8.468cm">
          <text:p/>
        </draw:line>
        <draw:custom-shape draw:style-name="gr5" draw:text-style-name="P6" draw:layer="layout" svg:width="0.229cm" svg:height="4.445cm" svg:x="14.652cm" svg:y="9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229cm" svg:height="4.445cm" draw:transform="rotate (1.5707963267949) translate (8.637cm 15.834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5T15:12:30.891291949</meta:creation-date>
    <dc:date>2024-02-05T15:34:20.780675439</dc:date>
    <meta:editing-duration>PT6M22S</meta:editing-duration>
    <meta:editing-cycles>3</meta:editing-cycles>
    <meta:generator>LibreOffice/7.3.7.2$Linux_X86_64 LibreOffice_project/30$Build-2</meta:generator>
    <meta:document-statistic meta:object-count="14"/>
  </office:meta>
</office:document-meta>
</file>